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Object.addAll( final Attributes src , final Map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FileObject.doGetCertific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FileObject.ge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rFileObject.do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FileObject.JarFileObject( final FileName name , final ZipEntry entry , final JarFileSystem fs , final boolean zipExi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FileObject.getManif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